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12cm" fo:min-width="6.4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18cm" fo:min-width="2.8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20.648cm" svg:y1="3.5cm" svg:x2="8.149cm" svg:y2="6.72cm" draw:start-shape="id1" draw:start-glue-point="8" draw:end-shape="id2" draw:end-glue-point="4" svg:d="M20648 3500v1700h-12499v1520" svg:viewBox="0 0 12500 3221">
          <text:p/>
        </draw:connector>
        <draw:connector draw:style-name="gr1" draw:text-style-name="P1" draw:layer="layout" svg:x1="20.648cm" svg:y1="3.5cm" svg:x2="19.949cm" svg:y2="6.851cm" draw:start-shape="id1" draw:start-glue-point="8" draw:end-shape="id3" draw:end-glue-point="4" svg:d="M20648 3500v1676h-699v1675" svg:viewBox="0 0 700 3352">
          <text:p/>
        </draw:connector>
        <draw:connector draw:style-name="gr2" draw:text-style-name="P1" draw:layer="layout" svg:x1="10.499cm" svg:y1="7.746cm" svg:x2="11.798cm" svg:y2="7.746cm" draw:start-shape="id2" draw:start-glue-point="10" draw:end-shape="id4" draw:end-glue-point="6" svg:d="M10499 7746h1299" svg:viewBox="0 0 1300 1">
          <text:p/>
        </draw:connector>
        <draw:connector draw:style-name="gr2" draw:text-style-name="P1" draw:layer="layout" draw:line-skew="-0.076cm" svg:x1="20.648cm" svg:y1="3.5cm" svg:x2="24.949cm" svg:y2="6.851cm" draw:start-shape="id1" draw:start-glue-point="8" draw:end-shape="id5" draw:end-glue-point="4" svg:d="M20648 3500v1600h4301v1751" svg:viewBox="0 0 4302 3352">
          <text:p/>
        </draw:connector>
        <draw:connector draw:style-name="gr2" draw:text-style-name="P1" draw:layer="layout" draw:line-skew="5.528cm" svg:x1="8.149cm" svg:y1="8.771cm" svg:x2="21.47cm" svg:y2="8.388cm" draw:start-shape="id2" draw:start-glue-point="8" draw:end-shape="id3" draw:end-glue-point="9" svg:d="M8149 8771v6029h13321v-6412" svg:viewBox="0 0 13322 6413">
          <text:p/>
        </draw:connector>
        <draw:custom-shape draw:style-name="gr3" draw:text-style-name="P3" xml:id="id1" draw:id="id1" draw:layer="layout" svg:width="4.3cm" svg:height="1.8cm" svg:x="18.498cm" svg:y="1.7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22.799cm" svg:y="6.8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5.798cm" svg:y="6.7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3cm" svg:height="1.8cm" svg:x="17.799cm" svg:y="6.8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701cm" svg:height="2.051cm" svg:x="11.798cm" svg:y="6.7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799cm" svg:y1="7.751cm" svg:x2="16.499cm" svg:y2="7.746cm" draw:start-shape="id3" draw:start-glue-point="6" draw:end-shape="id4" draw:end-glue-point="10" svg:d="M17799 7751h-650v-5h-650" svg:viewBox="0 0 1301 6">
          <text:p/>
        </draw:connector>
        <draw:connector draw:style-name="gr2" draw:text-style-name="P1" draw:layer="layout" svg:x1="20.648cm" svg:y1="3.5cm" svg:x2="14.149cm" svg:y2="6.72cm" draw:start-shape="id1" draw:start-glue-point="8" draw:end-shape="id4" draw:end-glue-point="4" svg:d="M20648 3500v1610h-6499v1610" svg:viewBox="0 0 6500 3221">
          <text:p/>
        </draw:connector>
        <draw:connector draw:style-name="gr2" draw:text-style-name="P1" draw:layer="layout" draw:line-skew="5.528cm" svg:x1="8.149cm" svg:y1="8.771cm" svg:x2="15.811cm" svg:y2="8.471cm" draw:start-shape="id2" draw:start-glue-point="8" draw:end-shape="id4" draw:end-glue-point="9" svg:d="M8149 8771v6029h7662v-6329" svg:viewBox="0 0 7663 6330">
          <text:p/>
        </draw:connector>
        <draw:custom-shape draw:style-name="gr5" draw:text-style-name="P3" xml:id="id6" draw:id="id6" draw:layer="layout" svg:width="7.401cm" svg:height="2.051cm" svg:x="5.297cm" svg:y="16.7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01cm" svg:height="2.051cm" svg:x="13.498cm" svg:y="16.7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401cm" svg:height="2.051cm" svg:x="21.797cm" svg:y="16.7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4.949cm" svg:y1="8.651cm" svg:x2="8.998cm" svg:y2="16.749cm" draw:start-shape="id5" draw:start-glue-point="8" draw:end-shape="id6" draw:end-glue-point="4" svg:d="M24949 8651v7049h-15951v1049" svg:viewBox="0 0 15952 8099">
          <text:p/>
        </draw:connector>
        <draw:connector draw:style-name="gr2" draw:text-style-name="P1" draw:layer="layout" draw:line-skew="2.999cm" svg:x1="24.949cm" svg:y1="8.651cm" svg:x2="17.199cm" svg:y2="16.75cm" draw:start-shape="id5" draw:start-glue-point="8" draw:end-shape="id7" draw:end-glue-point="4" svg:d="M24949 8651v7049h-7750v1050" svg:viewBox="0 0 7751 8100">
          <text:p/>
        </draw:connector>
        <draw:connector draw:style-name="gr2" draw:text-style-name="P1" draw:layer="layout" draw:line-skew="3.1cm" svg:x1="24.949cm" svg:y1="8.651cm" svg:x2="25.497cm" svg:y2="16.749cm" draw:start-shape="id5" draw:start-glue-point="8" draw:end-shape="id8" svg:d="M24949 8651v7149h548v949" svg:viewBox="0 0 549 8099">
          <text:p/>
        </draw:connector>
        <draw:custom-shape draw:style-name="gr3" draw:text-style-name="P3" xml:id="id9" draw:id="id9" draw:layer="layout" svg:width="4.3cm" svg:height="1.8cm" svg:x="28cm" svg:y="6.8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0.648cm" svg:y1="3.5cm" svg:x2="30.15cm" svg:y2="6.852cm" draw:start-shape="id1" draw:start-glue-point="8" draw:end-shape="id9" draw:end-glue-point="4" svg:d="M20648 3500v1677h9502v1675" svg:viewBox="0 0 9503 3353">
          <text:p/>
        </draw:connector>
        <draw:custom-shape draw:style-name="gr6" draw:text-style-name="P3" xml:id="id10" draw:id="id10" draw:layer="layout" svg:width="9.8cm" svg:height="2.35cm" svg:x="12.298cm" svg:y="20.35cm">
          <text:p text:style-name="P2">Add available dates </text:p>
          <text:p text:style-name="P2">of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199cm" svg:y1="18.801cm" svg:x2="17.198cm" svg:y2="20.35cm" draw:start-shape="id7" draw:start-glue-point="8" draw:end-shape="id10" draw:end-glue-point="4" svg:d="M17199 18801v775h-1v774" svg:viewBox="0 0 2 1550">
          <text:p/>
        </draw:connector>
        <draw:custom-shape draw:style-name="gr7" draw:text-style-name="P3" xml:id="id11" draw:id="id11" draw:layer="layout" svg:width="4.701cm" svg:height="2.5cm" svg:x="1.7cm" svg:y="9.8cm">
          <text:p text:style-name="P2">Edit</text:p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149cm" svg:y1="8.771cm" svg:x2="6.401cm" svg:y2="11.05cm" draw:start-shape="id2" draw:start-glue-point="8" draw:end-shape="id11" draw:end-glue-point="10" svg:d="M8149 8771v2279h-1748" svg:viewBox="0 0 1749 2280">
          <text:p/>
        </draw:connector>
        <draw:custom-shape draw:style-name="gr7" draw:text-style-name="P3" xml:id="id12" draw:id="id12" draw:layer="layout" svg:width="4.701cm" svg:height="2.5cm" svg:x="9.799cm" svg:y="10.4cm">
          <text:p text:style-name="P2">Edit</text:p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49cm" svg:y1="8.771cm" svg:x2="12.15cm" svg:y2="10.4cm" draw:start-shape="id4" draw:start-glue-point="8" draw:end-shape="id12" draw:end-glue-point="4" svg:d="M14149 8771v815h-1999v814" svg:viewBox="0 0 2000 1630">
          <text:p/>
        </draw:connector>
        <draw:custom-shape draw:style-name="gr7" draw:text-style-name="P3" xml:id="id13" draw:id="id13" draw:layer="layout" svg:width="4.701cm" svg:height="2.5cm" svg:x="16.3cm" svg:y="11cm">
          <text:p text:style-name="P2">Edit</text:p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9.949cm" svg:y1="8.651cm" svg:x2="18.651cm" svg:y2="11cm" draw:start-shape="id3" draw:start-glue-point="8" draw:end-shape="id13" draw:end-glue-point="4" svg:d="M19949 8651v1175h-1298v1174" svg:viewBox="0 0 1299 2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7T10:01:18.948176000</dc:date>
    <meta:editing-duration>PT29M12S</meta:editing-duration>
    <meta:editing-cycles>12</meta:editing-cycles>
    <meta:document-statistic meta:object-count="29"/>
  </office:meta>
</office:document-meta>
</file>